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盗賊
「お頭！　お頭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盗賊
「そろそろ起きてください！！　とっくに朝です
　よ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・・・ぅ～ん・・・</text:p>
          </table:table-cell>
          <table:table-cell table:style-name="ce0" office:value-type="string">
            <text:p>504#36</text:p>
          </table:table-cell>
          <table:table-cell table:style-name="ce0"/>
          <table:table-cell table:style-name="ce0" office:value-type="string">
            <text:p>Ah... hnnnh...</text:p>
          </table:table-cell>
          <table:table-cell table:number-columns-repeated="1020"/>
        </table:table-row>
        <table:table-row>
          <table:table-cell table:style-name="ce0" office:value-type="string">
            <text:p>・・・お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っべ！　もうこんな時間か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盗賊
「ザザーブ攻めの準備と朝礼を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う！　全員集めろ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05T15:36:11+02:00</meta:creation-date>
    <dc:date>2020-04-05T15:36:11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